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641cm" fo:min-width="1.777cm"/>
    </style:style>
    <style:style style:name="gr2" style:family="graphic" style:parent-style-name="standard">
      <style:graphic-properties draw:textarea-horizontal-align="justify" draw:textarea-vertical-align="middle" draw:auto-grow-height="false" fo:min-height="1.642cm" fo:min-width="1.777cm"/>
    </style:style>
    <style:style style:name="gr3" style:family="graphic" style:parent-style-name="objectwithoutfill">
      <style:graphic-properties draw:marker-end="Arrow" draw:marker-end-width="0.3cm" draw:fill="solid" draw:textarea-vertical-align="middle"/>
    </style:style>
    <style:style style:name="gr4" style:family="graphic" style:parent-style-name="standard">
      <style:graphic-properties draw:textarea-horizontal-align="justify" draw:textarea-vertical-align="middle" draw:auto-grow-height="false" fo:min-height="1.641cm" fo:min-width="1.704cm"/>
    </style:style>
    <style:style style:name="gr5"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draw:fill="solid"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0.839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585cm" fo:min-width="0cm"/>
    </style:style>
    <style:style style:name="P1" style:family="paragraph">
      <style:paragraph-properties fo:text-align="center"/>
    </style:style>
    <style:style style:name="P2" style:family="paragraph">
      <loext:graphic-properties draw:fill="solid"/>
      <style:paragraph-properties fo:text-align="center"/>
    </style:style>
    <style:style style:name="P3"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277cm" svg:height="1.891cm" svg:x="12.282cm" svg:y="1.508cm">
          <text:p text:style-name="P1">LAX</text:p>
          <draw:enhanced-geometry svg:viewBox="0 0 21600 21600" draw:type="rectangle" draw:enhanced-path="M 0 0 L 21600 0 21600 21600 0 21600 0 0 Z N"/>
        </draw:custom-shape>
        <draw:custom-shape draw:style-name="gr1" draw:text-style-name="P1" draw:layer="layout" svg:width="2.277cm" svg:height="1.891cm" svg:x="9.303cm" svg:y="1.508cm">
          <text:p text:style-name="P1">PAE</text:p>
          <draw:enhanced-geometry svg:viewBox="0 0 21600 21600" draw:type="rectangle" draw:enhanced-path="M 0 0 L 21600 0 21600 21600 0 21600 0 0 Z N"/>
        </draw:custom-shape>
        <draw:custom-shape draw:style-name="gr1" draw:text-style-name="P1" draw:layer="layout" svg:width="2.277cm" svg:height="1.891cm" svg:x="9.128cm" svg:y="4.709cm">
          <text:p text:style-name="P1">LVS</text:p>
          <draw:enhanced-geometry svg:viewBox="0 0 21600 21600" draw:type="rectangle" draw:enhanced-path="M 0 0 L 21600 0 21600 21600 0 21600 0 0 Z N"/>
        </draw:custom-shape>
        <draw:custom-shape draw:style-name="gr1" draw:text-style-name="P1" draw:layer="layout" svg:width="2.277cm" svg:height="1.891cm" svg:x="12.282cm" svg:y="4.709cm">
          <text:p text:style-name="P1">ORD</text:p>
          <draw:enhanced-geometry svg:viewBox="0 0 21600 21600" draw:type="rectangle" draw:enhanced-path="M 0 0 L 21600 0 21600 21600 0 21600 0 0 Z N"/>
        </draw:custom-shape>
        <draw:custom-shape draw:style-name="gr1" draw:text-style-name="P1" draw:layer="layout" svg:width="2.277cm" svg:height="1.891cm" svg:x="16.836cm" svg:y="4.854cm">
          <text:p text:style-name="P1">SEA</text:p>
          <draw:enhanced-geometry svg:viewBox="0 0 21600 21600" draw:type="rectangle" draw:enhanced-path="M 0 0 L 21600 0 21600 21600 0 21600 0 0 Z N"/>
        </draw:custom-shape>
        <draw:custom-shape draw:style-name="gr2" draw:text-style-name="P1" draw:layer="layout" svg:width="2.277cm" svg:height="1.892cm" svg:x="12.282cm" svg:y="7.909cm">
          <text:p text:style-name="P1">JFK</text:p>
          <draw:enhanced-geometry svg:viewBox="0 0 21600 21600" draw:mirror-horizontal="false" draw:mirror-vertical="false" draw:type="rectangle" draw:enhanced-path="M 0 0 L 21600 0 21600 21600 0 21600 0 0 Z N"/>
        </draw:custom-shape>
        <draw:line draw:style-name="gr3" draw:text-style-name="P2" draw:layer="layout" svg:x1="12.278cm" svg:y1="2.491cm" svg:x2="11.583cm" svg:y2="2.562cm">
          <text:p/>
        </draw:line>
        <draw:line draw:style-name="gr3" draw:text-style-name="P2" draw:layer="layout" svg:x1="10.354cm" svg:y1="3.399cm" svg:x2="10.354cm" svg:y2="4.708cm">
          <text:p/>
        </draw:line>
        <draw:line draw:style-name="gr3" draw:text-style-name="P2" draw:layer="layout" svg:x1="14.558cm" svg:y1="5.727cm" svg:x2="16.835cm" svg:y2="5.727cm">
          <text:p/>
        </draw:line>
        <draw:line draw:style-name="gr3" draw:text-style-name="P2" draw:layer="layout" svg:x1="17.728cm" svg:y1="6.778cm" svg:x2="14.734cm" svg:y2="8.928cm">
          <text:p/>
        </draw:line>
        <draw:line draw:style-name="gr3" draw:text-style-name="P2" draw:layer="layout" svg:x1="13.332cm" svg:y1="4.708cm" svg:x2="13.332cm" svg:y2="3.399cm">
          <text:p/>
        </draw:line>
        <draw:line draw:style-name="gr3" draw:text-style-name="P2" draw:layer="layout" svg:x1="13.332cm" svg:y1="6.6cm" svg:x2="13.332cm" svg:y2="7.764cm">
          <text:p/>
        </draw:line>
        <draw:custom-shape draw:style-name="gr2" draw:text-style-name="P1" draw:layer="layout" svg:width="2.277cm" svg:height="1.892cm" svg:x="16.836cm" svg:y="7.909cm">
          <text:p text:style-name="P1">MSP</text:p>
          <draw:enhanced-geometry svg:viewBox="0 0 21600 21600" draw:type="rectangle" draw:enhanced-path="M 0 0 L 21600 0 21600 21600 0 21600 0 0 Z N"/>
        </draw:custom-shape>
        <draw:line draw:style-name="gr3" draw:text-style-name="P2" draw:layer="layout" svg:x1="16.835cm" svg:y1="8.928cm" svg:x2="14.558cm" svg:y2="8.928cm">
          <text:p/>
        </draw:line>
        <draw:line draw:style-name="gr3" draw:text-style-name="P2" draw:layer="layout" svg:x1="10.179cm" svg:y1="6.6cm" svg:x2="12.281cm" svg:y2="8.928cm">
          <text:p/>
        </draw:line>
        <draw:line draw:style-name="gr3" draw:text-style-name="P2" draw:layer="layout" svg:x1="18.061cm" svg:y1="7.909cm" svg:x2="14.558cm" svg:y2="5.727cm">
          <text:p/>
        </draw:line>
        <draw:line draw:style-name="gr3" draw:text-style-name="P2" draw:layer="layout" svg:x1="17.887cm" svg:y1="6.746cm" svg:x2="17.887cm" svg:y2="7.91cm">
          <text:p/>
        </draw:line>
        <draw:custom-shape draw:style-name="gr4" draw:text-style-name="P1" draw:layer="layout" svg:width="2.204cm" svg:height="1.891cm" svg:x="12.332cm" svg:y="14.57cm">
          <text:p text:style-name="P1">ATL</text:p>
          <draw:enhanced-geometry svg:viewBox="0 0 21600 21600" draw:type="rectangle" draw:enhanced-path="M 0 0 L 21600 0 21600 21600 0 21600 0 0 Z N"/>
        </draw:custom-shape>
        <draw:custom-shape draw:style-name="gr1" draw:text-style-name="P1" draw:layer="layout" svg:width="2.277cm" svg:height="1.891cm" svg:x="12.282cm" svg:y="10.966cm">
          <text:p text:style-name="P1">PBI</text:p>
          <draw:enhanced-geometry svg:viewBox="0 0 21600 21600" draw:type="rectangle" draw:enhanced-path="M 0 0 L 21600 0 21600 21600 0 21600 0 0 Z N"/>
        </draw:custom-shape>
        <draw:line draw:style-name="gr3" draw:text-style-name="P2" draw:layer="layout" svg:x1="13.507cm" svg:y1="14.456cm" svg:x2="13.507cm" svg:y2="12.856cm">
          <text:p/>
        </draw:line>
        <draw:line draw:style-name="gr3" draw:text-style-name="P2" draw:layer="layout" svg:x1="13.332cm" svg:y1="9.801cm" svg:x2="13.332cm" svg:y2="10.965cm">
          <text:p/>
        </draw:line>
        <draw:custom-shape draw:style-name="gr1" draw:text-style-name="P1" draw:layer="layout" svg:width="2.277cm" svg:height="1.891cm" svg:x="17.011cm" svg:y="10.819cm">
          <text:p text:style-name="P1">PIT</text:p>
          <draw:enhanced-geometry svg:viewBox="0 0 21600 21600" draw:type="rectangle" draw:enhanced-path="M 0 0 L 21600 0 21600 21600 0 21600 0 0 Z N"/>
        </draw:custom-shape>
        <draw:line draw:style-name="gr3" draw:text-style-name="P2" draw:layer="layout" svg:x1="14.558cm" svg:y1="9.801cm" svg:x2="16.835cm" svg:y2="11.838cm">
          <text:p/>
        </draw:line>
        <draw:line draw:style-name="gr3" draw:text-style-name="P2" draw:layer="layout" svg:x1="18.062cm" svg:y1="9.801cm" svg:x2="18.062cm" svg:y2="10.674cm">
          <text:p/>
        </draw:line>
        <draw:frame draw:style-name="gr5" draw:text-style-name="P3" draw:layer="layout" svg:width="1.556cm" svg:height="0.962cm" svg:x="11.287cm" svg:y="3.413cm">
          <draw:text-box>
            <text:p>986</text:p>
          </draw:text-box>
        </draw:frame>
        <draw:frame draw:style-name="gr6" draw:text-style-name="P3" draw:layer="layout" svg:width="1.907cm" svg:height="0.962cm" svg:x="8.366cm" svg:y="3.594cm">
          <draw:text-box>
            <text:p>1245</text:p>
          </draw:text-box>
        </draw:frame>
        <draw:frame draw:style-name="gr6" draw:text-style-name="P3" draw:layer="layout" svg:width="1.907cm" svg:height="0.962cm" svg:x="14.716cm" svg:y="4.937cm">
          <draw:text-box>
            <text:p>1721</text:p>
          </draw:text-box>
        </draw:frame>
        <draw:frame draw:style-name="gr6" draw:text-style-name="P3" draw:layer="layout" svg:width="1.907cm" svg:height="0.962cm" svg:x="14.462cm" svg:y="7.277cm">
          <draw:text-box>
            <text:p>2415</text:p>
          </draw:text-box>
        </draw:frame>
        <draw:frame draw:style-name="gr6" draw:text-style-name="P3" draw:layer="layout" svg:width="1.907cm" svg:height="0.962cm" svg:x="13.19cm" svg:y="3.594cm">
          <draw:text-box>
            <text:p>1742</text:p>
          </draw:text-box>
        </draw:frame>
        <draw:frame draw:style-name="gr5" draw:text-style-name="P3" draw:layer="layout" svg:width="1.556cm" svg:height="0.962cm" svg:x="12.398cm" svg:y="6.461cm">
          <draw:text-box>
            <text:p>738</text:p>
          </draw:text-box>
        </draw:frame>
        <draw:frame draw:style-name="gr6" draw:text-style-name="P3" draw:layer="layout" svg:width="1.907cm" svg:height="0.962cm" svg:x="14.97cm" svg:y="8.928cm">
          <draw:text-box>
            <text:p>1026</text:p>
          </draw:text-box>
        </draw:frame>
        <draw:frame draw:style-name="gr6" draw:text-style-name="P3" draw:layer="layout" svg:width="1.907cm" svg:height="0.962cm" svg:x="9.255cm" svg:y="7.277cm">
          <draw:text-box>
            <text:p>1742</text:p>
          </draw:text-box>
        </draw:frame>
        <draw:path draw:style-name="gr7" draw:text-style-name="P2" draw:layer="layout" svg:width="12.505cm" svg:height="12.338cm" svg:x="9.914cm" svg:y="6.603cm" svg:viewBox="0 0 12506 12339" svg:d="M298 0c-107 309-99 640-123 964-25 333-12 656-74 989-55 293-112 583-99 890 15 355 41 709 49 1064 8 336 13 674 25 1013 13 372 49 742 49 1113-1 330 14 658 25 989 11 313 46 625 74 940 32 356 53 709 99 1063 35 270 38 545 74 816 40 308 100 638 346 866 247 229 473 491 767 667 256 153 482 351 767 470 298 124 603 194 914 272 355 89 724 118 1088 173 350 53 708 48 1064 50 371 2 741-60 1112-50 346 9 661-97 990-173 296-69 572-207 865-297 321-99 661-170 940-371 299-215 596-441 865-692 274-256 487-569 717-865 206-265 368-558 544-841 184-297 368-599 520-915 157-326 304-659 395-1014 82-319 154-639 173-964 17-280 69-558 25-841-40-257-68-518-148-766-90-279-111-586-272-841-170-269-361-524-569-767-219-255-509-398-791-544-247-127-524-169-792-222l-247-50-247 25-223 25">
          <text:p/>
        </draw:path>
        <draw:frame draw:style-name="gr6" draw:text-style-name="P3" draw:layer="layout" svg:width="1.556cm" svg:height="0.962cm" svg:x="8.747cm" svg:y="14.97cm">
          <draw:text-box>
            <text:p>920</text:p>
          </draw:text-box>
        </draw:frame>
        <draw:frame draw:style-name="gr6" draw:text-style-name="P3" draw:layer="layout" svg:width="1.556cm" svg:height="0.962cm" svg:x="14.684cm" svg:y="6.261cm">
          <draw:text-box>
            <text:p>334</text:p>
          </draw:text-box>
        </draw:frame>
        <draw:frame draw:style-name="gr6" draw:text-style-name="P3" draw:layer="layout" svg:width="1.907cm" svg:height="0.962cm" svg:x="17.764cm" svg:y="6.842cm">
          <draw:text-box>
            <text:p>1395</text:p>
          </draw:text-box>
        </draw:frame>
        <draw:frame draw:style-name="gr8" draw:text-style-name="P3" draw:layer="layout" svg:width="1.556cm" svg:height="1.089cm" svg:x="13.319cm" svg:y="13.373cm">
          <draw:text-box>
            <text:p>546</text:p>
          </draw:text-box>
        </draw:frame>
        <draw:frame draw:style-name="gr6" draw:text-style-name="P3" draw:layer="layout" svg:width="1.907cm" svg:height="0.962cm" svg:x="11.541cm" svg:y="9.817cm">
          <draw:text-box>
            <text:p>1030</text:p>
          </draw:text-box>
        </draw:frame>
        <draw:frame draw:style-name="gr9" draw:text-style-name="P3" draw:layer="layout" svg:width="1.556cm" svg:height="0.962cm" svg:x="15.065cm" svg:y="10.325cm">
          <draw:text-box>
            <text:p>340</text:p>
          </draw:text-box>
        </draw:frame>
        <draw:frame draw:style-name="gr6" draw:text-style-name="P3" draw:layer="layout" svg:width="1.556cm" svg:height="0.962cm" svg:x="18.272cm" svg:y="9.89cm">
          <draw:text-box>
            <text:p>724</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2-09T12:49:57.485000000</meta:creation-date>
    <dc:date>2019-12-09T13:32:41.630000000</dc:date>
    <meta:editing-duration>PT1M23S</meta:editing-duration>
    <meta:editing-cycles>1</meta:editing-cycles>
    <meta:document-statistic meta:object-count="40"/>
    <meta:generator>LibreOffice/6.3.1.2$Windows_X86_64 LibreOffice_project/b79626edf0065ac373bd1df5c28bd630b4424273</meta:generator>
  </office:meta>
</office:document-meta>
</file>